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The Open Hardware community is made up of many creative individuals coming from diverse backgrounds. Which fields would you consider your areas of experience? (check all that apply)</text:p>
          </table: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gineering</text:p>
          </table:table-cell>
          <table:covered-table-cell table:style-name="ce12" office:value-type="string">
            <text:p>Engineering</text:p>
          </table:covered-table-cell>
          <table:table-cell table:style-name="ce17" office:value-type="percentage" office:value="0.803">
            <text:p>80.3%</text:p>
          </table:table-cell>
          <table:table-cell table:style-name="ce19" office:value-type="float" office:value="583">
            <text:p>58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umanities</text:p>
          </table:table-cell>
          <table:covered-table-cell table:style-name="ce12" office:value-type="string">
            <text:p>Humanities</text:p>
          </table:covered-table-cell>
          <table:table-cell table:style-name="ce17" office:value-type="percentage" office:value="0.114">
            <text:p>11.4%</text:p>
          </table:table-cell>
          <table:table-cell table:style-name="ce19" office:value-type="float" office:value="83">
            <text:p>8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e Arts</text:p>
          </table:table-cell>
          <table:covered-table-cell table:style-name="ce12" office:value-type="string">
            <text:p>The Arts</text:p>
          </table:covered-table-cell>
          <table:table-cell table:style-name="ce17" office:value-type="percentage" office:value="0.175">
            <text:p>17.5%</text:p>
          </table:table-cell>
          <table:table-cell table:style-name="ce19" office:value-type="float" office:value="127">
            <text:p>12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cience</text:p>
          </table:table-cell>
          <table:covered-table-cell table:style-name="ce12" office:value-type="string">
            <text:p>Science</text:p>
          </table:covered-table-cell>
          <table:table-cell table:style-name="ce17" office:value-type="percentage" office:value="0.412">
            <text:p>41.2%</text:p>
          </table:table-cell>
          <table:table-cell table:style-name="ce19" office:value-type="float" office:value="299">
            <text:p>29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ducation</text:p>
          </table:table-cell>
          <table:covered-table-cell table:style-name="ce12" office:value-type="string">
            <text:p>Education</text:p>
          </table:covered-table-cell>
          <table:table-cell table:style-name="ce17" office:value-type="percentage" office:value="0.197">
            <text:p>19.7%</text:p>
          </table:table-cell>
          <table:table-cell table:style-name="ce19" office:value-type="float" office:value="143">
            <text:p>143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33">
            <text:p>33</text:p>
          </table:covered-table-cell>
          <table:table-cell table:style-name="ce20" office:value-type="float" office:value="33">
            <text:p>3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26">
            <text:p>726</text:p>
          </table:covered-table-cell>
          <table:table-cell table:style-name="ce21" office:value-type="float" office:value="726">
            <text:p>726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81">
            <text:p>281</text:p>
          </table:covered-table-cell>
          <table:table-cell table:style-name="ce22" office:value-type="float" office:value="281">
            <text:p>28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01T01:31:00">
            <text:p>Nov 1, 2013 1:31 AM</text:p>
          </table:table-cell>
          <table:table-cell office:value-type="string">
            <text:p>General Mischief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9T14:06:00">
            <text:p>Oct 29, 2013 2:06 PM</text:p>
          </table:table-cell>
          <table:table-cell office:value-type="string">
            <text:p>Curiosity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8T21:54:00">
            <text:p>Oct 28, 2013 9:54 PM</text:p>
          </table:table-cell>
          <table:table-cell office:value-type="string">
            <text:p>Entrepreneurship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8T21:16:00">
            <text:p>Oct 28, 2013 9:16 PM</text:p>
          </table:table-cell>
          <table:table-cell office:value-type="string">
            <text:p>I work as a programmer and systems engineer, developing distributed software applications.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0-28T21:11:00">
            <text:p>Oct 28, 2013 9:11 PM</text:p>
          </table:table-cell>
          <table:table-cell office:value-type="string">
            <text:p>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Dental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9-01T21:16:00">
            <text:p>Sep 1, 2013 9:16 PM</text:p>
          </table:table-cell>
          <table:table-cell office:value-type="string">
            <text:p>Tinkering :D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8-16T22:14:00">
            <text:p>Aug 16, 2013 10:14 PM</text:p>
          </table:table-cell>
          <table:table-cell office:value-type="string">
            <text:p>Disassembly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8-10T21:12:00">
            <text:p>Aug 10, 2013 9:12 PM</text:p>
          </table:table-cell>
          <table:table-cell office:value-type="string">
            <text:p>3d industrial design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8-08T18:03:00">
            <text:p>Aug 8, 2013 6:03 PM</text:p>
          </table:table-cell>
          <table:table-cell office:value-type="string">
            <text:p>Information Technology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8-08T04:56:00">
            <text:p>Aug 8, 2013 4:56 AM</text:p>
          </table:table-cell>
          <table:table-cell office:value-type="string">
            <text:p>Optometry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8-06T20:11:00">
            <text:p>Aug 6, 2013 8:11 PM</text:p>
          </table:table-cell>
          <table:table-cell office:value-type="string">
            <text:p>IT\IS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8-06T15:46:00">
            <text:p>Aug 6, 2013 3:46 PM</text:p>
          </table:table-cell>
          <table:table-cell office:value-type="string">
            <text:p>Interior design, product design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8-06T12:46:00">
            <text:p>Aug 6, 2013 12:46 PM</text:p>
          </table:table-cell>
          <table:table-cell office:value-type="string">
            <text:p>45 years in Health care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8-06T09:12:00">
            <text:p>Aug 6, 2013 9:12 AM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8-02T17:03:00">
            <text:p>Aug 2, 2013 5:03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8-01T11:41:00">
            <text:p>Aug 1, 2013 11:41 AM</text:p>
          </table:table-cell>
          <table:table-cell office:value-type="string">
            <text:p>Computer science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31T21:11:00">
            <text:p>Jul 31, 2013 9:11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7-31T18:54:00">
            <text:p>Jul 31, 2013 6:54 PM</text:p>
          </table:table-cell>
          <table:table-cell office:value-type="string">
            <text:p>Computer Science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7-31T18:36:00">
            <text:p>Jul 31, 2013 6:36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7-30T17:51:00">
            <text:p>Jul 30, 2013 5:51 PM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7-29T21:18:00">
            <text:p>Jul 29, 2013 9:18 PM</text:p>
          </table:table-cell>
          <table:table-cell office:value-type="string">
            <text:p>Finance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07-29T03:41:00">
            <text:p>Jul 29, 2013 3:41 AM</text:p>
          </table:table-cell>
          <table:table-cell office:value-type="string">
            <text:p>Finance and Business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07-27T12:02:00">
            <text:p>Jul 27, 2013 12:02 PM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07-26T21:16:00">
            <text:p>Jul 26, 2013 9:16 PM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07-26T15:26:00">
            <text:p>Jul 26, 2013 3:26 PM</text:p>
          </table:table-cell>
          <table:table-cell office:value-type="string">
            <text:p>Management, Applied Economics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07-25T18:44:00">
            <text:p>Jul 25, 2013 6:44 PM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07-25T15:50:00">
            <text:p>Jul 25, 2013 3:50 PM</text:p>
          </table:table-cell>
          <table:table-cell office:value-type="string">
            <text:p>Social Science / Tech intersection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07-24T23:44:00">
            <text:p>Jul 24, 2013 11:44 PM</text:p>
          </table:table-cell>
          <table:table-cell office:value-type="string">
            <text:p>Social Sciences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07-24T23:29:00">
            <text:p>Jul 24, 2013 11:29 PM</text:p>
          </table:table-cell>
          <table:table-cell office:value-type="string">
            <text:p>General management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07-24T22:12:00">
            <text:p>Jul 24, 2013 10:12 PM</text:p>
          </table:table-cell>
          <table:table-cell office:value-type="string">
            <text:p>Finance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07-24T20:15:00">
            <text:p>Jul 24, 2013 8:15 PM</text:p>
          </table:table-cell>
          <table:table-cell office:value-type="string">
            <text:p>Open content creator - creative writer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07-24T17:58:00">
            <text:p>Jul 24, 2013 5:58 PM</text:p>
          </table:table-cell>
          <table:table-cell office:value-type="string">
            <text:p>Design Science and practical game theory</text:p>
          </table:table-cell>
          <table:table-cell table:number-columns-repeated="1021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11:04</dc:date>
    <dc:creator>Catarina Mota</dc:creator>
    <meta:editing-duration>PT00H00M14S</meta:editing-duration>
    <meta:editing-cycles>1</meta:editing-cycles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-6.628cm" svg:y="0.18cm" chart:style-name="ch2">
          <text:p>The Open Hardware community is made up of many creative individuals coming from diverse backgrounds. Which fields would you consider your areas of experience? (check all that apply)</text:p>
        </chart:title>
        <chart:plot-area chart:style-name="ch3" table:cell-range-address="'Question 1'.A4:'Question 1'.A8 'Question 1'.C4:'Question 1'.C8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Engineering</text:p>
              </table:table-cell>
              <table:table-cell office:value-type="float" office:value="0.803">
                <text:p text:id="'Question 1'.C4:'Question 1'.C8">0.803</text:p>
              </table:table-cell>
            </table:table-row>
            <table:table-row>
              <table:table-cell office:value-type="string">
                <text:p>Humanities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The Arts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197">
                <text:p>0.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